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Base.addAnd( And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Os( Os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Socket( Socke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FilesMatch( FilesMatch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( Condi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Uptodate( UpToDate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Contains( Contains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setTask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Condition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count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Checksum( Checksum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IsReference( IsReference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Available( Available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getTas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Or( Or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IsSet( IsSe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Equals( Equals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Not( No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ConditionBase( String tas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IsTrue( IsTrue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IsFalse( IsFalse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Http( Http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addIsFileSelected( IsFileSelected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Base.get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